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09000001EEA7F91548E043085D.png" manifest:media-type="image/png"/>
  <manifest:file-entry manifest:full-path="Pictures/1000000100000164000001ECF6BC11B47621618C.png" manifest:media-type="image/png"/>
  <manifest:file-entry manifest:full-path="Pictures/10000001000000E90000013149712E371664D164.png" manifest:media-type="image/png"/>
  <manifest:file-entry manifest:full-path="Pictures/10000001000001300000028C356F9C7B26C08AAE.png" manifest:media-type="image/png"/>
  <manifest:file-entry manifest:full-path="Pictures/10000001000001070000015F81642EE490409221.png" manifest:media-type="image/png"/>
  <manifest:file-entry manifest:full-path="Pictures/10000001000000E1000001D450BBF16F13694486.png" manifest:media-type="image/png"/>
  <manifest:file-entry manifest:full-path="Pictures/10000001000000EF0000025D84BB325CA32AB143.png" manifest:media-type="image/png"/>
  <manifest:file-entry manifest:full-path="Pictures/10000001000001CB000000F3FB92134D02D248A5.png" manifest:media-type="image/png"/>
  <manifest:file-entry manifest:full-path="Pictures/10000001000001DB00000077229E4B5010C0647F.png" manifest:media-type="image/png"/>
  <manifest:file-entry manifest:full-path="Pictures/100000010000017600000053F789A0C46F8EF26C.png" manifest:media-type="image/png"/>
  <manifest:file-entry manifest:full-path="Pictures/100000010000026B00000197975A457DB5FA7D94.png" manifest:media-type="image/png"/>
  <manifest:file-entry manifest:full-path="Pictures/10000001000001B50000021BD9B79D3B29CBD77B.png" manifest:media-type="image/png"/>
  <manifest:file-entry manifest:full-path="Pictures/1000000100000172000001D17A367C307C3CDB19.png" manifest:media-type="image/png"/>
  <manifest:file-entry manifest:full-path="Pictures/100000010000019000000202A70C0660863B235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f873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4" draw:name="Image1" text:anchor-type="char" svg:x="0.0209in" svg:y="0in" svg:width="3.7083in" svg:height="5.1256in" draw:z-index="0"><draw:image xlink:href="Pictures/1000000100000164000001ECF6BC11B47621618C.png" xlink:type="simple" xlink:show="embed" xlink:actuate="onLoad" draw:mime-type="image/png"/></draw:frame><text:s text:c="2"/><draw:frame draw:style-name="fr4" draw:name="Image2" text:anchor-type="char" svg:x="3.7646in" svg:y="0.078in" svg:width="2.4272in" svg:height="3.1772in" draw:z-index="1"><draw:image xlink:href="Pictures/10000001000000E90000013149712E371664D164.png" xlink:type="simple" xlink:show="embed" xlink:actuate="onLoad" draw:mime-type="image/png"/></draw:frame><text:s text:c="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 text:c="3"/><draw:frame draw:style-name="fr3" draw:name="Image4" text:anchor-type="as-char" svg:width="3.1665in" svg:height="6.7925in" draw:z-index="3"><draw:image xlink:href="Pictures/10000001000001300000028C356F9C7B26C08AA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draw:frame draw:style-name="fr3" draw:name="Image3" text:anchor-type="as-char" svg:width="2.3437in" svg:height="4.8756in" draw:z-index="2"><draw:image xlink:href="Pictures/10000001000000E1000001D450BBF16F13694486.png" xlink:type="simple" xlink:show="embed" xlink:actuate="onLoad" draw:mime-type="image/png"/></draw:frame></text:p>
      <text:p text:style-name="Standard"/>
      <text:p text:style-name="Standard"><text:s text:c="67"/></text:p>
      <text:p text:style-name="Standard"><draw:frame draw:style-name="fr1" draw:name="Image5" text:anchor-type="char" svg:width="2.7398in" svg:height="3.6571in" draw:z-index="4"><draw:image xlink:href="Pictures/10000001000001070000015F81642EE49040922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 text:c="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6" text:anchor-type="char" svg:width="2.4898in" svg:height="6.3028in" draw:z-index="5"><draw:image xlink:href="Pictures/10000001000000EF0000025D84BB325CA32AB143.png" xlink:type="simple" xlink:show="embed" xlink:actuate="onLoad" draw:mime-type="image/png"/></draw:frame><text:soft-page-break/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7" text:anchor-type="char" svg:width="2.7602in" svg:height="5.1465in" draw:z-index="6"><draw:image xlink:href="Pictures/1000000100000109000001EEA7F91548E043085D.png" xlink:type="simple" xlink:show="embed" xlink:actuate="onLoad" draw:mime-type="image/png"/></draw:frame><text:soft-page-break/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8" text:anchor-type="char" svg:width="4.7819in" svg:height="2.5311in" draw:z-index="7"><draw:image xlink:href="Pictures/10000001000001CB000000F3FB92134D02D248A5.png" xlink:type="simple" xlink:show="embed" xlink:actuate="onLoad" draw:mime-type="image/png"/></draw:frame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9" text:anchor-type="char" svg:width="4.9484in" svg:height="1.2398in" draw:z-index="8"><draw:image xlink:href="Pictures/10000001000001DB00000077229E4B5010C0647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0" text:anchor-type="char" svg:width="3.8957in" svg:height="0.8646in" draw:z-index="9"><draw:image xlink:href="Pictures/100000010000017600000053F789A0C46F8EF26C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2" draw:name="Image11" text:anchor-type="char" svg:x="0.2382in" svg:y="0.2772in" svg:width="6.4484in" svg:height="4.2402in" draw:z-index="10"><draw:image xlink:href="Pictures/100000010000026B00000197975A457DB5FA7D9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2" text:anchor-type="char" svg:width="4.552in" svg:height="5.6154in" draw:z-index="11"><draw:image xlink:href="Pictures/10000001000001B50000021BD9B79D3B29CBD77B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3" text:anchor-type="char" svg:width="3.8543in" svg:height="4.8437in" draw:z-index="12"><draw:image xlink:href="Pictures/1000000100000172000001D17A367C307C3CDB19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4" text:anchor-type="char" svg:width="4.1665in" svg:height="5.3547in" draw:z-index="13"><draw:image xlink:href="Pictures/100000010000019000000202A70C0660863B2351.png" xlink:type="simple" xlink:show="embed" xlink:actuate="onLoad" draw:mime-type="image/png"/></draw:frame><text:soft-page-break/></text:p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9T14:54:05.920000000</meta:creation-date>
    <dc:date>2025-02-19T15:28:38.553000000</dc:date>
    <meta:editing-duration>PT34M28S</meta:editing-duration>
    <meta:editing-cycles>13</meta:editing-cycles>
    <meta:generator>LibreOffice/7.6.0.3$Windows_X86_64 LibreOffice_project/69edd8b8ebc41d00b4de3915dc82f8f0fc3b6265</meta:generator>
    <meta:document-statistic meta:table-count="0" meta:image-count="14" meta:object-count="0" meta:page-count="9" meta:paragraph-count="8" meta:word-count="0" meta:character-count="79" meta:non-whitespace-character-count="0"/>
  </office:meta>
</office:document-meta>
</file>